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43.13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64.47mm"/>
    </style:style>
    <style:style style:name="co6" style:family="table-column">
      <style:table-column-properties fo:break-before="auto" style:column-width="179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ocktak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 Stock</text:p>
          </table:table-cell>
          <table:table-cell table:style-name="ce6" table:number-columns-repeated="1021"/>
        </table:table-row>
        <table:table-row table:style-name="ro1">
          <table:table-cell office:value-type="string" calcext:value-type="string">
            <text:p>SMD Electrolytic Capacitor, 33uH 16V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XMEGA32A4U-A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 USB-B connect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uF 0603 Ceramic Cap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uF 0603 Ceramic Cap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 Schottky Diode, 1.5V 1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03 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C Fuse, 150-250mA, 12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D Inductor (self-wound package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D Inductor 15uH 120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 1x4 header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able 1x10 Head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able 1x2 Head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 1x2 Head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 1x3 Head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 1x2 Head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M2302C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M Resistor, 0603, 20V 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K Resistor, 0603, 6.3V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K Resistor, 0603, 16V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R Resistor, 0603, 6.3V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R Resistor, 6.3V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9161A-33GV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324D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MN63D8LD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6-11-24T09:26:04.488000000</meta:print-date>
    <dc:date>2016-11-24T09:26:08.013000000</dc:date>
    <meta:editing-duration>PT59S</meta:editing-duration>
    <meta:editing-cycles>1</meta:editing-cycles>
    <meta:generator>LibreOffice/5.2.1.2$Windows_x86 LibreOffice_project/31dd62db80d4e60af04904455ec9c9219178d620</meta:generator>
    <meta:document-statistic meta:table-count="1" meta:cell-count="55" meta:object-count="0"/>
  </office:meta>
</office:document-meta>
</file>